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language="pt" fo:country="BR" style:font-name-complex="Courier New1"/>
    </style:style>
    <style:style style:name="P2" style:family="paragraph" style:parent-style-name="Standard">
      <style:text-properties fo:language="pt" fo:country="BR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 style:master-page-name="Standard">
      <style:paragraph-properties fo:margin-top="0cm" fo:margin-bottom="0cm" loext:contextual-spacing="false" fo:line-height="100%" style:page-number="auto"/>
    </style:style>
    <style:style style:name="T1" style:family="text">
      <style:text-properties style:font-name="Courier New" fo:language="pt" fo:country="BR" style:font-name-complex="Courier New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É sim, <text:line-break/>um remédio</text:span></text:p>
      <text:p text:style-name="P3"><text:span text:style-name="T1">Para acabar com o tédio, <text:line-break/>rir,</text:span></text:p>
      <text:p text:style-name="P3"><text:span text:style-name="T1">Deixar a mente expandir,</text:span></text:p>
      <text:p text:style-name="P3"><text:span text:style-name="T1">Pra navegar, <text:line-break/>e viajar, </text:span></text:p>
      <text:p text:style-name="P3"><text:span text:style-name="T1">Voar parado, <text:line-break/>para outro lugar,</text:span></text:p>
      <text:p text:style-name="P3"><text:span text:style-name="T1">Onde eu possa relaxar,</text:span></text:p>
      <text:p text:style-name="P3"><text:span text:style-name="T1">Por que a vida tá difícil, <text:line-break/>demais!</text:span></text:p>
      <text:p text:style-name="P3"><text:span text:style-name="T1"><text:line-break/>E não gosto de stress,</text:span></text:p>
      <text:p text:style-name="P3"><text:span text:style-name="T1">Então não banca o Mauri­cio,</text:span></text:p>
      <text:p text:style-name="P3"><text:span text:style-name="T1">Não treta com os amigos,</text:span></text:p>
      <text:p text:style-name="P3"><text:span text:style-name="T1">Lembre que estivemos,</text:span></text:p>
      <text:p text:style-name="P3"><text:span text:style-name="T1">Juntos desde o inicio,</text:span></text:p>
      <text:p text:style-name="P3"><text:span text:style-name="T1">Porque truta é truta,<text:line-break/>A fita errada <text:line-break/>que é uma puta!</text:span></text:p>
      <text:p text:style-name="P3"><text:span text:style-name="T1">E na nossa quebra, <text:line-break/>não tem comédia,</text:span></text:p>
      <text:p text:style-name="P3"><text:span text:style-name="T1">Nem inimigo,</text:span></text:p>
      <text:p text:style-name="P3"><text:span text:style-name="T1">Por isso fica na paz, </text:span></text:p>
      <text:p text:style-name="P3"><text:span text:style-name="T1">Que estaremos sempre contigo!</text:span></text:p>
      <text:p text:style-name="P1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</meta:initial-creator>
    <dc:creator>L</dc:creator>
    <meta:editing-cycles>2</meta:editing-cycles>
    <meta:creation-date>2016-01-15T06:23:00</meta:creation-date>
    <dc:date>2016-01-15T06:23:00</dc:date>
    <meta:editing-duration>P0D</meta:editing-duration>
    <meta:generator>LibreOffice/5.3.1.2$Linux_X86_64 LibreOffice_project/30m0$Build-2</meta:generator>
    <meta:document-statistic meta:table-count="0" meta:image-count="0" meta:object-count="0" meta:page-count="1" meta:paragraph-count="17" meta:word-count="85" meta:character-count="453" meta:non-whitespace-character-count="37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